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87cm" fo:min-width="1.492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869cm" fo:min-width="1.493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871cm" fo:min-width="1.494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869cm" fo:min-width="1.494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871cm" fo:min-width="1.491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868cm" fo:min-width="0.636cm"/>
    </style:style>
    <style:style style:name="gr7" style:family="graphic" style:parent-style-name="objectwithoutfill">
      <style:graphic-properties draw:marker-end="Arrow" draw:fill="none" draw:textarea-vertical-align="middle"/>
    </style:style>
    <style:style style:name="gr8" style:family="graphic" style:parent-style-name="standard">
      <style:graphic-properties draw:opacity="10%" draw:textarea-horizontal-align="justify" draw:textarea-vertical-align="middle" draw:auto-grow-height="false" fo:min-height="6.979cm" fo:min-width="2.456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87cm" fo:min-width="0.634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2.275cm"/>
    </style:style>
    <style:style style:name="gr12" style:family="graphic" style:parent-style-name="standard">
      <style:graphic-properties draw:opacity="10%" draw:textarea-horizontal-align="justify" draw:textarea-vertical-align="middle" draw:auto-grow-height="false" fo:min-height="2.29cm" fo:min-width="3.31cm"/>
    </style:style>
    <style:style style:name="gr13" style:family="graphic" style:parent-style-name="standard">
      <style:graphic-properties draw:opacity="10%" draw:textarea-horizontal-align="justify" draw:textarea-vertical-align="middle" draw:auto-grow-height="false" fo:min-height="4.195cm" fo:min-width="3.559cm"/>
    </style:style>
    <style:style style:name="gr14" style:family="graphic" style:parent-style-name="standard">
      <style:graphic-properties draw:opacity="10%" draw:textarea-horizontal-align="justify" draw:textarea-vertical-align="middle" draw:auto-grow-height="false" fo:min-height="1.077cm" fo:min-width="1.66cm"/>
    </style:style>
    <style:style style:name="gr15" style:family="graphic" style:parent-style-name="standard">
      <style:graphic-properties draw:fill-color="#ffff00" draw:opacity="10%" draw:textarea-horizontal-align="justify" draw:textarea-vertical-align="middle" draw:auto-grow-height="false" fo:min-height="3.648cm" fo:min-width="3.398cm"/>
    </style:style>
    <style:style style:name="gr16" style:family="graphic" style:parent-style-name="standard">
      <style:graphic-properties svg:stroke-opacity="10%" draw:opacity="10%" draw:textarea-horizontal-align="justify" draw:textarea-vertical-align="middle" draw:auto-grow-height="false" fo:min-height="9.402cm" fo:min-width="10.676cm"/>
    </style:style>
    <style:style style:name="gr17" style:family="graphic" style:parent-style-name="standard">
      <style:graphic-properties draw:stroke="none" svg:stroke-color="#000000" draw:fill="none" draw:fill-color="#ffffff" fo:min-height="1.423cm"/>
    </style:style>
    <style:style style:name="gr18" style:family="graphic" style:parent-style-name="objectwithoutfill">
      <style:graphic-properties draw:stroke="dash" draw:stroke-dash="Ultrafine_20_Dashed" svg:stroke-color="#000000" draw:marker-end="Arrow" draw:marker-end-width="0.3cm" draw:fill="none" draw:textarea-vertical-align="middle"/>
    </style:style>
    <style:style style:name="gr19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661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opacity="10%"/>
      <style:paragraph-properties fo:text-align="center"/>
    </style:style>
    <style:style style:name="P5" style:family="paragraph"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opacity="10%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-color="#ffff00" draw:opacity="10%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112cm" svg:height="1.24cm" svg:x="10.563cm" svg:y="8.669cm">
          <text:p text:style-name="P1"><text:span text:style-name="T1">Upstream</text:span></text:p>
          <text:p text:style-name="P1"><text:span text:style-name="T1">Pro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2.113cm" svg:height="1.239cm" svg:x="13.724cm" svg:y="10.243cm">
          <text:p text:style-name="P1"><text:span text:style-name="T1">Local Copy of</text:span></text:p>
          <text:p text:style-name="P1"><text:span text:style-name="T1">Upstre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114cm" svg:height="1.241cm" svg:x="13.724cm" svg:y="12.355cm">
          <text:p text:style-name="P1"><text:span text:style-name="T1">Updated</text:span></text:p>
          <text:p text:style-name="P1"><text:span text:style-name="T1">Copy of</text:span></text:p>
          <text:p text:style-name="P1"><text:span text:style-name="T1">Upstre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" draw:id="id3" draw:layer="layout" svg:width="2.114cm" svg:height="1.239cm" svg:x="13.724cm" svg:y="14.472cm">
          <text:p text:style-name="P1"><text:span text:style-name="T1">Updated </text:span></text:p>
          <text:p text:style-name="P1"><text:span text:style-name="T1">Copy of</text:span></text:p>
          <text:p text:style-name="P1"><text:span text:style-name="T1">Upstre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4" draw:id="id4" draw:layer="layout" svg:width="2.111cm" svg:height="1.241cm" svg:x="10.524cm" svg:y="13.061cm">
          <text:p text:style-name="P1"><text:span text:style-name="T1">Review</text:span></text:p>
          <text:p text:style-name="P1"><text:span text:style-name="T1">Proc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256cm" svg:height="1.238cm" svg:x="10.942cm" svg:y="11cm">
          <text:p text:style-name="P1"><text:span text:style-name="T1">C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draw:type="curve" svg:x1="12.675cm" svg:y1="9.289cm" svg:x2="13.724cm" svg:y2="10.862cm" draw:start-shape="id1" draw:start-glue-point="1" draw:end-shape="id2" draw:end-glue-point="3" svg:d="M12675 9289c787 0 263 1573 1049 1573" svg:viewBox="0 0 1050 1574">
          <text:p/>
        </draw:connector>
        <draw:custom-shape draw:style-name="gr8" draw:text-style-name="P4" draw:layer="layout" svg:width="2.956cm" svg:height="7.229cm" svg:x="13.332cm" svg:y="9.3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5" draw:id="id5" draw:layer="layout" svg:width="1.254cm" svg:height="1.24cm" svg:x="8.861cm" svg:y="14.524cm">
          <text:p text:style-name="P1"><text:span text:style-name="T1">C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3" draw:layer="layout" svg:x1="14.732cm" svg:y1="11.481cm" svg:x2="14.732cm" svg:y2="12.376cm">
          <text:p/>
        </draw:line>
        <draw:line draw:style-name="gr10" draw:text-style-name="P3" draw:layer="layout" svg:x1="14.732cm" svg:y1="13.596cm" svg:x2="14.732cm" svg:y2="14.491cm">
          <text:p/>
        </draw:line>
        <draw:connector draw:style-name="gr10" draw:text-style-name="P3" draw:layer="layout" draw:type="curve" svg:x1="14.781cm" svg:y1="15.711cm" svg:x2="11.579cm" svg:y2="14.302cm" draw:start-shape="id3" draw:start-glue-point="2" draw:end-shape="id4" draw:end-glue-point="2" svg:d="M14781 15711c0 751-3202 1456-3202-1409" svg:viewBox="0 0 3203 2075">
          <text:p/>
        </draw:connector>
        <draw:connector draw:style-name="gr10" draw:text-style-name="P3" draw:layer="layout" draw:type="curve" svg:x1="12.635cm" svg:y1="13.681cm" svg:x2="13.724cm" svg:y2="15.091cm" draw:start-shape="id4" draw:start-glue-point="1" draw:end-shape="id3" draw:end-glue-point="3" svg:d="M12635 13681c817 0 273 1410 1089 1410" svg:viewBox="0 0 1090 1411">
          <text:p/>
        </draw:connector>
        <draw:connector draw:style-name="gr10" draw:text-style-name="P3" draw:layer="layout" draw:type="curve" svg:x1="10.524cm" svg:y1="13.681cm" svg:x2="8.861cm" svg:y2="15.144cm" draw:start-shape="id4" draw:start-glue-point="3" draw:end-shape="id5" draw:end-glue-point="3" svg:d="M10524 13681c-3246 0-2414 1463-1663 1463" svg:viewBox="0 0 2348 1464">
          <text:p/>
        </draw:connector>
        <draw:connector draw:style-name="gr10" draw:text-style-name="P3" draw:layer="layout" draw:type="curve" svg:x1="9.488cm" svg:y1="14.524cm" svg:x2="10.524cm" svg:y2="13.681cm" draw:start-shape="id5" draw:start-glue-point="0" draw:end-shape="id4" draw:end-glue-point="3" svg:d="M9488 14524c0-562 345-843 1036-843" svg:viewBox="0 0 1037 844">
          <text:p/>
        </draw:connector>
        <draw:line draw:style-name="gr10" draw:text-style-name="P3" draw:layer="layout" svg:x1="11.564cm" svg:y1="13.065cm" svg:x2="11.564cm" svg:y2="12.239cm">
          <text:p/>
        </draw:line>
        <draw:line draw:style-name="gr10" draw:text-style-name="P3" draw:layer="layout" svg:x1="11.564cm" svg:y1="10.999cm" svg:x2="11.564cm" svg:y2="9.897cm">
          <text:p/>
        </draw:line>
        <draw:frame draw:style-name="gr11" draw:text-style-name="P6" draw:layer="layout" svg:width="2.512cm" svg:height="2.525cm" svg:x="13.453cm" svg:y="9.371cm">
          <draw:text-box>
            <text:p text:style-name="P5"><text:span text:style-name="T1">Local Environment</text:span></text:p>
          </draw:text-box>
        </draw:frame>
        <draw:custom-shape draw:style-name="gr12" draw:text-style-name="P4" draw:layer="layout" svg:width="3.81cm" svg:height="2.54cm" svg:x="1.162cm" svg:y="2.27cm">
          <text:p text:style-name="P7">Design</text:p>
          <text:p text:style-name="P7">Meetings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059cm" svg:height="4.445cm" svg:x="12.562cm" svg:y="1.762cm">
          <text:p text:style-name="P7">Ticketing S.</text:p>
          <text:p text:style-name="P8"><text:span text:style-name="T2">- User stories</text:span></text:p>
          <text:p text:style-name="P8"><text:span text:style-name="T2">- Features</text:span></text:p>
          <text:p text:style-name="P8"><text:span text:style-name="T2">- Bug Reports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.159cm" svg:height="1.651cm" svg:x="7.715cm" svg:y="1.889cm">
          <text:p text:style-name="P7"><text:span text:style-name="T2">Roadmap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" draw:text-style-name="P9" draw:layer="layout" svg:width="2.159cm" svg:height="1.651cm" svg:x="7.715cm" svg:y="3.689cm">
          <text:p text:style-name="P7"><text:span text:style-name="T2">Tech.</text:span></text:p>
          <text:p text:style-name="P7"><text:span text:style-name="T2">Decision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0" draw:text-style-name="P3" draw:layer="layout" svg:x1="4.937cm" svg:y1="3.54cm" svg:x2="7.731cm" svg:y2="2.651cm">
          <text:p/>
        </draw:line>
        <draw:line draw:style-name="gr10" draw:text-style-name="P3" draw:layer="layout" svg:x1="4.937cm" svg:y1="3.54cm" svg:x2="7.858cm" svg:y2="4.556cm">
          <text:p/>
        </draw:line>
        <draw:line draw:style-name="gr10" draw:text-style-name="P3" draw:layer="layout" svg:x1="9.89cm" svg:y1="2.778cm" svg:x2="12.557cm" svg:y2="2.778cm">
          <text:p/>
        </draw:line>
        <draw:line draw:style-name="gr10" draw:text-style-name="P3" draw:layer="layout" svg:x1="9.89cm" svg:y1="4.556cm" svg:x2="12.557cm" svg:y2="4.556cm">
          <text:p/>
        </draw:line>
        <draw:custom-shape draw:style-name="gr15" draw:text-style-name="P10" draw:layer="layout" svg:width="4.318cm" svg:height="4.318cm" svg:x="1.154cm" svg:y="6.231cm">
          <text:p text:style-name="P7">Community,</text:p>
          <text:p text:style-name="P7">Developers,</text:p>
          <text:p text:style-name="P7">Organization</text:p>
          <text:p text:style-name="P7"><text:span text:style-name="T2">- Features</text:span></text:p>
          <text:p text:style-name="P7"><text:span text:style-name="T2">- Bug Reports</text:span></text:p>
          <text:p text:style-name="P7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draw:layer="layout" svg:width="11.176cm" svg:height="9.652cm" svg:x="7.477cm" svg:y="7.35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8.001cm" svg:height="1.673cm" svg:x="9.509cm" svg:y="7.328cm">
          <draw:text-box>
            <text:p>Development Process</text:p>
          </draw:text-box>
        </draw:frame>
        <draw:line draw:style-name="gr10" draw:text-style-name="P3" draw:layer="layout" svg:x1="14.589cm" svg:y1="6.207cm" svg:x2="14.589cm" svg:y2="7.35cm">
          <text:p/>
        </draw:line>
        <draw:line draw:style-name="gr18" draw:text-style-name="P3" draw:layer="layout" svg:x1="3.159cm" svg:y1="6.207cm" svg:x2="3.159cm" svg:y2="4.81cm">
          <text:p/>
        </draw:line>
        <draw:line draw:style-name="gr19" draw:text-style-name="P3" draw:layer="layout" svg:x1="5.318cm" svg:y1="6.588cm" svg:x2="12.557cm" svg:y2="5.572cm">
          <text:p/>
        </draw:line>
        <draw:line draw:style-name="gr19" draw:text-style-name="P3" draw:layer="layout" svg:x1="5.445cm" svg:y1="9.382cm" svg:x2="7.477cm" svg:y2="9.382cm">
          <text:p/>
        </draw:line>
        <draw:frame draw:style-name="gr20" draw:text-style-name="P13" draw:layer="layout" svg:width="4.191cm" svg:height="0.911cm" svg:x="7.069cm" svg:y="0.978cm">
          <draw:text-box>
            <text:p text:style-name="P12"><text:span text:style-name="T3">Collaborativ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</meta:initial-creator>
    <meta:creation-date>2017-03-03T13:18:56.910777606</meta:creation-date>
    <dc:date>2017-03-06T17:33:44.888730608</dc:date>
    <dc:creator>Daniel </dc:creator>
    <meta:editing-duration>PT1H55M29S</meta:editing-duration>
    <meta:editing-cycles>5</meta:editing-cycles>
    <meta:generator>LibreOffice/5.0.6.2$Linux_X86_64 LibreOffice_project/00m0$Build-2</meta:generator>
    <meta:document-statistic meta:object-count="34"/>
  </office:meta>
</office:document-meta>
</file>